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2pt" officeooo:rsid="0074a39b" officeooo:paragraph-rsid="0074a39b" style:font-size-asian="10.5pt" style:font-size-complex="12pt"/>
    </style:style>
    <style:style style:name="P2" style:family="paragraph" style:parent-style-name="Standard">
      <style:text-properties style:font-name="Bookman Old Style" fo:font-size="12pt" officeooo:rsid="007c2b99" officeooo:paragraph-rsid="007c2b99" style:font-size-asian="10.5pt" style:font-size-complex="12pt"/>
    </style:style>
    <style:style style:name="P3" style:family="paragraph" style:parent-style-name="Standard">
      <style:text-properties style:font-name="Bookman Old Style" fo:font-size="12pt" officeooo:rsid="007d4e47" officeooo:paragraph-rsid="007d4e47" style:font-size-asian="10.5pt" style:font-size-complex="12pt"/>
    </style:style>
    <style:style style:name="P4" style:family="paragraph" style:parent-style-name="Standard">
      <style:text-properties style:font-name="Bookman Old Style" fo:font-size="12pt" officeooo:rsid="0075d8ef" officeooo:paragraph-rsid="0075d8ef" style:font-size-asian="10.5pt" style:font-size-complex="12pt"/>
    </style:style>
    <style:style style:name="P5" style:family="paragraph" style:parent-style-name="Standard">
      <style:text-properties style:font-name="Bookman Old Style" fo:font-size="12pt" officeooo:rsid="0077c748" officeooo:paragraph-rsid="0077c748" style:font-size-asian="10.5pt" style:font-size-complex="12pt"/>
    </style:style>
    <style:style style:name="P6" style:family="paragraph" style:parent-style-name="Standard">
      <style:text-properties style:font-name="Bookman Old Style" fo:font-size="12pt" officeooo:rsid="007dce0b" officeooo:paragraph-rsid="007dce0b" style:font-size-asian="10.5pt" style:font-size-complex="12pt"/>
    </style:style>
    <style:style style:name="P7" style:family="paragraph" style:parent-style-name="Standard">
      <style:text-properties style:font-name="Bookman Old Style" fo:font-size="16pt" officeooo:rsid="0083e180" officeooo:paragraph-rsid="0083e180" style:font-size-asian="14pt" style:font-size-complex="16pt"/>
    </style:style>
    <style:style style:name="P8" style:family="paragraph" style:parent-style-name="Standard">
      <style:text-properties style:font-name="Bookman Old Style" fo:font-size="12pt" officeooo:rsid="0085c5ec" officeooo:paragraph-rsid="0083e180" style:font-size-asian="10.5pt" style:font-size-complex="12pt"/>
    </style:style>
    <style:style style:name="T1" style:family="text">
      <style:text-properties officeooo:rsid="0085c5ec"/>
    </style:style>
    <style:style style:name="T2" style:family="text">
      <style:text-properties fo:font-size="12pt" officeooo:rsid="0085c5e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</text:p>
      <text:p text:style-name="P2">elf with shape change</text:p>
      <text:p text:style-name="P3">like 40</text:p>
      <text:p text:style-name="P1">Spy archetype soul knife</text:p>
      <text:p text:style-name="P4">freelance spy</text:p>
      <text:p text:style-name="P5">spy withcher guild not affiliated with the crown or nobles or chruch.</text:p>
      <text:p text:style-name="P5">Love of the money.</text:p>
      <text:p text:style-name="P5">Spy guild family. Got picked up off the street somwhere. Will think about it.</text:p>
      <text:p text:style-name="P5">Has friends in guild, will think about significant others/ child</text:p>
      <text:p text:style-name="P6">no secondary goal. Working on it.</text:p>
      <text:p text:style-name="P6"/>
      <text:p text:style-name="P7">Fillout form <text:span text:style-name="T1">start for </text:span>Alex <text:span text:style-name="T1">DND guy</text:span></text:p>
      <text:p text:style-name="P7">- <text:span text:style-name="T2">5 preexisting faces, who they are, how you got them. Maybe a few ways they could be useful. Keep in mind that the more powerful you make the faces the more resources people might commit to uncovering your deeds.</text:span></text:p>
      <text:p text:style-name="P8">- Name, location and history of the guild or sect that raised you. Is it singular, a part of a larger set of groups. I can help if needed.</text:p>
      <text:p text:style-name="P8">- You would have a leader or small group of leaders, who are they and whats your relation to them.</text:p>
      <text:p text:style-name="P8">- Friends or allies in the guild, names and relations</text:p>
      <text:p text:style-name="P8">- Friends or allies outside of the guild. Did you meet anyone while on a mission that you keep up with either out of interest or usefulness.</text:p>
      <text:p text:style-name="P8">- The guild wont be incredably powerful or influential but you can describe the resources that might be available to you or members of the guild.</text:p>
      <text:p text:style-name="P8">- also what kind of work does the guild usually do.</text:p>
      <text:p text:style-name="P8">- does the guild have a particular culture to it or ceremonies or customs that you either picked up or do unconciously.</text:p>
      <text:p text:style-name="P8">- Did you Spy x Family yourself.</text:p>
      <text:p text:style-name="P8">- Did you mr. And ms. Smith yoursel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7:57:09.526720300</meta:creation-date>
    <meta:generator>LibreOffice/25.2.6.2$Windows_X86_64 LibreOffice_project/729c5bfe710f5eb71ed3bbde9e06a6065e9c6c5d</meta:generator>
    <dc:date>2025-11-03T12:26:22.763011500</dc:date>
    <meta:editing-duration>P3DT18H29M13S</meta:editing-duration>
    <meta:editing-cycles>1</meta:editing-cycles>
    <meta:document-statistic meta:table-count="0" meta:image-count="0" meta:object-count="0" meta:page-count="1" meta:paragraph-count="21" meta:word-count="266" meta:character-count="1391" meta:non-whitespace-character-count="1146"/>
  </office:meta>
</office:document-meta>
</file>